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fo:text-align="center" style:page-number="177"/>
      <style:text-properties fo:font-weight="bold" style:font-weight-asian="bold" style:font-weight-complex="bold"/>
    </style:style>
    <style:style style:name="T4" style:parent-style-name="DefaultParagraphFont" style:family="text">
      <style:text-properties fo:font-style="italic" style:font-style-asian="italic" style:font-style-complex="italic"/>
    </style:style>
    <style:style style:name="P5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 fo:font-size="8pt" style:font-size-asian="8pt" style:font-size-complex="8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3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en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list-style-name="LFO1" style:family="paragraph"/>
    <style:style style:name="T2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9" style:parent-style-name="Standard" style:family="paragraph">
      <style:paragraph-properties fo:text-align="en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P4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center"/>
    </style:style>
    <style:style style:name="P44" style:parent-style-name="Standard" style:family="paragraph">
      <style:paragraph-properties fo:text-align="center"/>
    </style:style>
    <style:style style:name="T4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4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7" style:parent-style-name="Standard" style:family="paragraph">
      <style:text-properties fo:font-weight="bold" style:font-weight-asian="bold" style:font-weight-complex="bold"/>
    </style:style>
    <style:style style:name="P48" style:parent-style-name="Standard" style:family="paragraph">
      <style:paragraph-properties fo:text-align="en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1" style:parent-style-name="Standard" style:family="paragraph">
      <style:paragraph-properties fo:text-align="center"/>
    </style:style>
    <style:style style:name="P5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3" style:parent-style-name="Standard" style:family="paragraph">
      <style:paragraph-properties fo:text-align="center"/>
    </style:style>
    <style:style style:name="P54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5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8" style:parent-style-name="Standard" style:family="paragraph">
      <style:paragraph-properties fo:text-align="en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P6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1" style:parent-style-name="Standard" style:family="paragraph">
      <style:paragraph-properties fo:text-align="center"/>
    </style:style>
    <style:style style:name="P62" style:parent-style-name="Standard" style:family="paragraph">
      <style:paragraph-properties fo:text-align="center"/>
    </style:style>
    <style:style style:name="P63" style:parent-style-name="Standard" style:family="paragraph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6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5" style:parent-style-name="Standard" style:family="paragraph">
      <style:paragraph-properties fo:text-align="center"/>
    </style:style>
    <style:style style:name="P66" style:parent-style-name="Standard" style:family="paragraph">
      <style:paragraph-properties fo:text-align="center"/>
    </style:style>
    <style:style style:name="P6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0" style:parent-style-name="Standard" style:family="paragraph">
      <style:paragraph-properties fo:text-align="end"/>
    </style:style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3" style:parent-style-name="Standard" style:family="paragraph">
      <style:paragraph-properties fo:text-align="center"/>
    </style:style>
    <style:style style:name="T84" style:parent-style-name="DefaultParagraphFont" style:family="text">
      <style:text-properties fo:font-style="italic" style:font-style-asian="italic" style:font-style-complex="italic"/>
    </style:style>
    <style:style style:name="T85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8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88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8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3" style:parent-style-name="Standard" style:family="paragraph">
      <style:paragraph-properties fo:text-align="center"/>
    </style:style>
    <style:style style:name="P9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6" style:parent-style-name="Standard" style:family="paragraph">
      <style:text-properties fo:font-weight="bold" style:font-weight-asian="bold" style:font-weight-complex="bold"/>
    </style:style>
    <style:style style:name="T97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9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111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112" style:parent-style-name="Standard" style:family="paragraph">
      <style:paragraph-properties fo:text-align="center"/>
      <style:text-properties fo:font-weight="bold" style:font-weight-asian="bold"/>
    </style:style>
    <style:style style:name="P113" style:parent-style-name="Standard" style:family="paragraph">
      <style:text-properties fo:font-weight="bold" style:font-weight-asian="bold"/>
    </style:style>
    <style:style style:name="T114" style:parent-style-name="DefaultParagraphFont" style:family="text">
      <style:text-properties style:font-name-complex="Times New Roman"/>
    </style:style>
    <style:style style:name="P115" style:parent-style-name="Standard" style:family="paragraph">
      <style:paragraph-properties fo:text-align="center"/>
      <style:text-properties fo:font-weight="bold" style:font-weight-asian="bold"/>
    </style:style>
    <style:style style:name="P116" style:parent-style-name="Standard" style:family="paragraph">
      <style:paragraph-properties fo:text-align="center"/>
      <style:text-properties fo:font-weight="bold" style:font-weight-asian="bold"/>
    </style:style>
    <style:style style:name="P117" style:parent-style-name="Standard" style:family="paragraph">
      <style:paragraph-properties fo:text-align="center"/>
      <style:text-properties fo:font-weight="bold" style:font-weight-asian="bold"/>
    </style:style>
    <style:style style:name="T118" style:parent-style-name="DefaultParagraphFont" style:family="text">
      <style:text-properties style:font-name-complex="Times New Roman"/>
    </style:style>
    <style:style style:name="P119" style:parent-style-name="Standard" style:family="paragraph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120" style:parent-style-name="Standard" style:family="paragraph">
      <style:text-properties style:font-weight-complex="bold"/>
    </style:style>
    <style:style style:name="P121" style:parent-style-name="Standard" style:family="paragraph">
      <style:text-properties style:font-weight-complex="bold"/>
    </style:style>
    <style:style style:name="P122" style:parent-style-name="Standard" style:family="paragraph">
      <style:text-properties style:font-weight-complex="bold"/>
    </style:style>
    <style:style style:name="P123" style:parent-style-name="Standard" style:family="paragraph">
      <style:text-properties style:font-weight-complex="bold"/>
    </style:style>
    <style:style style:name="P124" style:parent-style-name="Standard" style:family="paragraph">
      <style:text-properties style:font-weight-complex="bold"/>
    </style:style>
    <style:style style:name="P125" style:parent-style-name="Standard" style:family="paragraph">
      <style:text-properties style:font-weight-complex="bold"/>
    </style:style>
    <style:style style:name="P126" style:parent-style-name="Standard" style:family="paragraph">
      <style:text-properties fo:font-weight="bold" style:font-weight-asian="bold" style:font-weight-complex="bold"/>
    </style:style>
    <style:style style:name="P1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8" style:parent-style-name="Standard" style:family="paragraph">
      <style:text-properties style:font-weight-complex="bold"/>
    </style:style>
    <style:style style:name="P129" style:parent-style-name="Standard" style:family="paragraph">
      <style:text-properties style:font-weight-complex="bold"/>
    </style:style>
    <style:style style:name="P130" style:parent-style-name="Standard" style:family="paragraph">
      <style:text-properties style:font-weight-complex="bold"/>
    </style:style>
    <style:style style:name="P131" style:parent-style-name="Standard" style:family="paragraph">
      <style:text-properties style:font-weight-complex="bold"/>
    </style:style>
    <style:style style:name="P132" style:parent-style-name="Standard" style:family="paragraph">
      <style:text-properties style:font-weight-complex="bold"/>
    </style:style>
    <style:style style:name="P133" style:parent-style-name="Standard" style:family="paragraph">
      <style:text-properties style:font-weight-complex="bold"/>
    </style:style>
    <style:style style:name="P134" style:parent-style-name="Standard" style:family="paragraph">
      <style:text-properties style:font-weight-complex="bold"/>
    </style:style>
    <style:style style:name="T135" style:parent-style-name="DefaultParagraphFont" style:family="text">
      <style:text-properties style:font-weight-complex="bold"/>
    </style:style>
    <style:style style:name="T136" style:parent-style-name="DefaultParagraphFont" style:family="text">
      <style:text-properties style:font-weight-complex="bold"/>
    </style:style>
    <style:style style:name="T137" style:parent-style-name="DefaultParagraphFont" style:family="text">
      <style:text-properties style:font-name-complex="Times New Roman" style:font-weight-complex="bold"/>
    </style:style>
    <style:style style:name="T138" style:parent-style-name="DefaultParagraphFont" style:family="text">
      <style:text-properties style:font-weight-complex="bold"/>
    </style:style>
    <style:style style:name="T139" style:parent-style-name="DefaultParagraphFont" style:family="text">
      <style:text-properties style:font-weight-complex="bold"/>
    </style:style>
    <style:style style:name="T140" style:parent-style-name="DefaultParagraphFont" style:family="text">
      <style:text-properties style:font-weight-complex="bold" fo:font-style="italic" style:font-style-asian="italic"/>
    </style:style>
    <style:style style:name="T141" style:parent-style-name="DefaultParagraphFont" style:family="text">
      <style:text-properties style:font-weight-complex="bold"/>
    </style:style>
    <style:style style:name="P142" style:parent-style-name="Standard" style:family="paragraph">
      <style:text-properties style:font-weight-complex="bold"/>
    </style:style>
    <style:style style:name="T143" style:parent-style-name="DefaultParagraphFont" style:family="text">
      <style:text-properties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144" style:parent-style-name="DefaultParagraphFont" style:family="text">
      <style:text-properties style:font-weight-complex="bold"/>
    </style:style>
    <style:style style:name="P145" style:parent-style-name="Standard" style:family="paragraph">
      <style:text-properties fo:font-weight="bold" style:font-weight-asian="bold" style:font-weight-complex="bold"/>
    </style:style>
    <style:style style:name="P146" style:parent-style-name="Standard" style:family="paragraph">
      <style:text-properties style:font-weight-complex="bold"/>
    </style:style>
    <style:style style:name="P147" style:parent-style-name="Standard" style:family="paragraph">
      <style:text-properties style:font-weight-complex="bold"/>
    </style:style>
    <style:style style:name="P148" style:parent-style-name="Standard" style:family="paragraph">
      <style:text-properties style:font-weight-complex="bold"/>
    </style:style>
    <style:style style:name="P149" style:parent-style-name="Standard" style:family="paragraph">
      <style:text-properties style:font-weight-complex="bold"/>
    </style:style>
    <style:style style:name="P150" style:parent-style-name="Standard" style:family="paragraph">
      <style:text-properties style:font-weight-complex="bold"/>
    </style:style>
    <style:style style:name="P151" style:parent-style-name="Standard" style:family="paragraph">
      <style:text-properties style:font-weight-complex="bold"/>
    </style:style>
    <style:style style:name="P152" style:parent-style-name="Standard" style:family="paragraph">
      <style:text-properties fo:font-weight="bold" style:font-weight-asian="bold" style:font-weight-complex="bold"/>
    </style:style>
    <style:style style:name="P153" style:parent-style-name="Standard" style:family="paragraph">
      <style:text-properties fo:font-weight="bold" style:font-weight-asian="bold" style:font-weight-complex="bold"/>
    </style:style>
    <style:style style:name="P154" style:parent-style-name="Standard" style:family="paragraph">
      <style:text-properties fo:font-weight="bold" style:font-weight-asian="bold" style:font-weight-complex="bold"/>
    </style:style>
    <style:style style:name="P155" style:parent-style-name="Standard" style:family="paragraph">
      <style:text-properties fo:font-weight="bold" style:font-weight-asian="bold" style:font-weight-complex="bold"/>
    </style:style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family="paragraph">
      <style:text-properties fo:font-weight="bold" style:font-weight-asian="bold" style:font-weight-complex="bold"/>
    </style:style>
    <style:style style:name="P158" style:parent-style-name="Standard" style:family="paragraph">
      <style:text-properties fo:font-weight="bold" style:font-weight-asian="bold" style:font-weight-complex="bold"/>
    </style:style>
  </office:automatic-styles>
  <office:body>
    <office:text text:use-soft-page-breaks="true">
      <text:p text:style-name="P1">Chocolate/Peanut Butter Cupcakes</text:p>
      <text:p text:style-name="Standard"/>
      <text:p text:style-name="Standard">Betty Crocker Brownie Mix</text:p>
      <text:p text:style-name="Standard"/>
      <text:p text:style-name="Standard">Prepare mix according to directions. <text:s/>Bale in cupcake tins lined with cupcake papers. Cook for 28-32 minutes; check to make<text:s/>sure they don't overcook. <text:s/><text:span text:style-name="T4">Frost wth Peanut Butter Icing</text:span>.</text:p>
      <text:p text:style-name="Standard"/>
      <text:p text:style-name="P5">Peanut Butter Icing:</text:p>
      <text:p text:style-name="P6"/>
      <text:p text:style-name="Standard">1 box (16-oz.) confectioner's sugar<text:tab/><text:tab/><text:tab/>¾ cup peanut butter</text:p>
      <text:p text:style-name="Standard">6 oz. Cream cheese, softened<text:tab/><text:tab/><text:tab/><text:tab/>¼ <text:s/>cup milk</text:p>
      <text:p text:style-name="Standard">1 teaspoon vanilla<text:tab/><text:tab/><text:tab/><text:tab/><text:tab/><text:tab/></text:p>
      <text:p text:style-name="Standard"/>
      <text:p text:style-name="Standard">Blend cream cheese and peanut butter until smooth; stir on sugar and blend well. <text:s/>Add milk until desired consistency. <text:s/>Stir in vanilla. <text:s/>Frost cupcakes. <text:s/>Sprinkle cupcakes with chocolate chips <text:s/>and crushed peanuts.</text:p>
      <text:p text:style-name="Standard"/>
      <text:p text:style-name="P7">Milk Chocolate Bar Cake</text:p>
      <text:p text:style-name="Standard"/>
      <text:p text:style-name="Standard">1 (18.25-oz) package Swiss chocolate cake mix<text:tab/>1 (8-oz.) package cream cheese, softened</text:p>
      <text:p text:style-name="Standard">1 cup powdered sugar<text:tab/><text:tab/><text:tab/><text:tab/><text:tab/>½ <text:s/>cup granulated sugar</text:p>
      <text:p text:style-name="Standard">10 (1.5 -oz.) milk chocolate candy bars<text:tab/><text:tab/>1 (12-oz.) container frozen whipped topping,</text:p>
      <text:p text:style-name="Standard"><text:tab/>with almonds,divided<text:tab/><text:tab/><text:tab/><text:tab/><text:tab/>thawed</text:p>
      <text:p text:style-name="Standard"/>
      <text:p text:style-name="Standard">Prepare cake batter according to package directions. Pour<text:s/>into 3 greased and floured 8" round cakepans. <text:s/>Baek at 325º for 20-25 minutes or until a wooden pick inserted in center comes our clean. <text:s/>Cool in pans on wire racks 10 minutes. <text:s/>Remove from pan, and cool completely on wire racks. <text:s/>When cake layers are completely cool, frost each with frosting and stack to make 3-layer cake</text:p>
      <text:p text:style-name="Standard"/>
      <text:p text:style-name="Standard"><text:span text:style-name="T8">Frosting</text:span>:</text:p>
      <text:p text:style-name="Standard"/>
      <text:p text:style-name="Standard">Beat cream cheese, powdered sugar, ad granulated sugar at medium speed with an electric mixer until mixture is creamy. <text:s/>Chop 8 candy bars finely. <text:s/>Fold cream cheese mixture and chopped candy into whipped topping. <text:s/>Spread icing between layers and on top and sides of cake. <text:s/>Chop remaining 2 candy bars. <text:s/>Sprinkle half of chopped candy bars over cake. <text:s/>Press remaining chopped candy along bottom of cake.</text:p>
      <text:p text:style-name="P9"/>
      <text:p text:style-name="P10">Chocolate-Banana Graham Refrigerator "Cake"</text:p>
      <text:p text:style-name="Standard"/>
      <text:p text:style-name="Standard">1 package (3.9-oz.) Jell-O Chocolate Instant Pudding<text:tab/>1 cup cold milk</text:p>
      <text:p text:style-name="Standard">1 tub (8-oz.) Cool Whip topping, thawed &amp; divided<text:tab/><text:tab/>1 banana, chopped</text:p>
      <text:p text:style-name="Standard">11 Honey Maid Honey Grahams, broken in half (22<text:tab/></text:p>
      <text:p text:style-name="Standard"><text:tab/>squares), divided</text:p>
      <text:p text:style-name="Standard"/>
      <text:p text:style-name="Standard">Beat puddng mix and milk in medium bowl with whisk for 2 minutes. <text:s/>Stir in 1 ½ cups Cool Whip and bananas. Spread <text:s/>1 rounded tablespoonful pudding mixture onto each of 20 graham squres. <text:s/>Stack grahams together, then stand on edge of serving platter to make 8 ½ " loaf. <text:s/>Frost with remaining Cool Whip. <text:s/>Crush remaining graham squares; sprinkle over loaf. <text:s/>Refrigerate 4 hours before slicingto sserve</text:p>
      <text:p text:style-name="Standard"/>
      <text:p text:style-name="Standard">Make ahead: <text:s/>Prepare dessert as directed. <text:s/>Freeze until firm; cover with plastic wrap and store in freezer up to 2 weeks. <text:s/>Thaw in refrigerator 1 hour before serving. <text:s text:c="51"/><text:span text:style-name="T11"><text:page-number text:fixed="false">177</text:page-number></text:span></text:p>
      <text:p text:style-name="P12">Best-Ever Chocolate Cake</text:p>
      <text:p text:style-name="Standard"/>
      <text:p text:style-name="Standard">¾ <text:s/>cup buter, softened<text:tab/><text:tab/><text:tab/><text:tab/>¾ <text:s/>teaspoon baking powder</text:p>
      <text:p text:style-name="Standard">3 eggs<text:tab/><text:tab/><text:tab/><text:tab/><text:tab/><text:tab/><text:tab/>½ <text:s/>teaspoon salt</text:p>
      <text:p text:style-name="Standard">2 cups all-purpose flour<text:tab/><text:tab/><text:tab/><text:tab/>2 cups sugar</text:p>
      <text:p text:style-name="Standard">¾ 4 cup unsweetened<text:s/>cocoa powder<text:tab/><text:tab/><text:tab/>2 teaspoons vanilla</text:p>
      <text:p text:style-name="Standard">1 teaspoon baking powder<text:tab/><text:tab/><text:tab/><text:tab/>1 ½ <text:s/>cups milk</text:p>
      <text:p text:style-name="Standard"/>
      <text:p text:style-name="Standard">Allow butter and eggs to stand at room temperature for 30 minutes. <text:s/>Lightly grease bottoms of three 8" round cake pans. Line bottoms of pans with wax paper. <text:s/>Grease and lightly<text:s/>flour waxed <text:s/>paper and sides of pans. Set pans aside. <text:s/>Preheat oven to 350º. <text:s/>In a medium bowl, stir together the flour, cocoa powder, baking soda, baking powder and salt. <text:s/>Set aside</text:p>
      <text:p text:style-name="Standard">In a large mixing bowl, beat butter with an electric mixer on medium to high speed for 30 seconds. <text:s/>Gradually add sugar, about 14 cup at a time, beating on medium speed for 3-4 minutes or until well mixed. <text:s/>Scrape side of bowl; continue beating on medium speed for 2 minutes. <text:s/>Add eggs, one at a time, beating after each addition<text:s/>(about 1 minute total). <text:s/>Beat in vanilla</text:p>
      <text:p text:style-name="Standard">Alternately add flour mixture and milk to beaten mixture, beating on low speed just until combined after each addition. <text:s/>Beat on medium to high speed for 20 seconds more. <text:s/>Spread evenly into prepared pans. <text:s/>Bake for 30-35 minutes, or until a wooden toothpick inserted in the centers comes out clean. <text:s/>Cool cake layers in pans for 10 minutes. <text:s/>Remove from pans. <text:s/>Peel off waxed paper. <text:s/>Cool completely on wire racks. <text:s/>Prepare Chocolate Frosting; fill and frost cake layers. <text:s/>If desired, top with chocolate curls and candied nuts. <text:s/>Store cake in refrigerator. <text:s/>Makes 12 – 16 servings.</text:p>
      <text:p text:style-name="Standard"/>
      <text:p text:style-name="Standard"><text:span text:style-name="T13">Chocolate Frosting</text:span>:</text:p>
      <text:p text:style-name="Standard"/>
      <text:p text:style-name="Standard">In a large saucepan, combine one 12-oz. Package (2 cups) semisweet chocolate pieces and <text:s/>½ cup butter; heat over low heat<text:s/>until melted, stirring oftern. <text:s/>Cool for 5 minutes. <text:s/>Stir in one 8-oz. Carton dairy sour cram. <text:s/>Gradually add 4 ½ <text:s/>cups sifted powdered sugar (about 1 pound), beating on medium speed until mixture is smooth.</text:p>
      <text:p text:style-name="Standard"/>
      <text:p text:style-name="P14">Chocolate Chip Cake</text:p>
      <text:p text:style-name="P15"><text:tab/><text:tab/>Liz Craig</text:p>
      <text:p text:style-name="Standard"/>
      <text:p text:style-name="Standard">1 pudding in<text:s/>the mix butter cake (I like Pillsbury)<text:tab/><text:tab/>½ cup sugar</text:p>
      <text:p text:style-name="Standard">1 small box instant chocolatep pudding (I like<text:s/><text:tab/><text:tab/>¾ cup water</text:p>
      <text:p text:style-name="Standard"><text:tab/>chocolate fudge)<text:tab/><text:tab/><text:tab/><text:tab/><text:tab/>¾ cup oil</text:p>
      <text:p text:style-name="Standard">1 (8-oz.) sour cream<text:tab/><text:tab/><text:tab/><text:tab/><text:tab/><text:tab/>4 eggs</text:p>
      <text:p text:style-name="Standard">1 cup semi-sweet chocolate chips (I like Hershey's)<text:tab/><text:tab/>Powdered sugar or</text:p>
      <text:p text:style-name="Standard"><text:tab/><text:tab/><text:tab/><text:tab/><text:tab/><text:tab/><text:tab/><text:tab/><text:tab/>melted white chocolate, thinned<text:s/><text:tab/><text:tab/><text:tab/><text:tab/><text:tab/><text:tab/><text:tab/><text:tab/><text:tab/>slightly with vegetable oil</text:p>
      <text:p text:style-name="Standard"/>
      <text:p text:style-name="Standard">Whisk together the cake mix, granulated sugar and pudding to remove lumps. <text:s/>Add water, oil, sour cream and eggs; blend well with whish. <text:s/>Then stir in chocolate chips. <text:s/>Pour into a greased and floured bundt pan. <text:s/>Bake at 350º for 1 hour. <text:s/>Cool cake for 15 minutes before removing from pan; but it may take 1 hour to cool. <text:s/>When cooled, top with powdered sugar or melted white chocolate.</text:p>
      <text:p text:style-name="Standard"/>
      <text:p text:style-name="P16"/>
      <text:p text:style-name="P17"/>
      <text:p text:style-name="P18"/>
      <text:p text:style-name="P19"/>
      <text:p text:style-name="P20"/>
      <text:soft-page-break/>
      <text:p text:style-name="P21"><text:span text:style-name="T22"><text:s/></text:span></text:p>
      <text:p text:style-name="P23">Chocolate Layer Cake</text:p>
      <text:p text:style-name="P24"/>
      <text:p text:style-name="Standard">2 ¼ <text:s/>cups all-purpose flour<text:tab/><text:tab/><text:tab/><text:tab/><text:tab/>1 teaspoon vanilla</text:p>
      <text:p text:style-name="Standard">1 ½ teaspoons baking soda<text:tab/><text:tab/><text:tab/><text:tab/><text:tab/>2 envelopes (2-oz.) Nestle Choco-Bake</text:p>
      <text:p text:style-name="Standard">1 teaspoon salt<text:tab/><text:tab/><text:tab/><text:tab/><text:tab/><text:tab/><text:tab/>unsweetened chocolate flavor</text:p>
      <text:p text:style-name="Standard">½ cup butter, softened<text:tab/><text:tab/><text:tab/><text:tab/><text:tab/>2 eggs</text:p>
      <text:p text:style-name="Standard">1 ½ cups sugar<text:tab/><text:tab/><text:tab/><text:tab/><text:tab/><text:tab/>1 ½ cups ice water</text:p>
      <text:p text:style-name="Standard"/>
      <text:p text:style-name="Standard">Preheat oven to 350º. <text:s/>In small<text:s/>bowl, combine flour, baking soda and salt; set aside. <text:s/>In large bowl, combine butter, sugar and vanilla; beat until creamy. <text:s/>Blend in Nestle Choco-Bake. <text:s/>Add eggs, one at a time, beating well after each addition. <text:s/>Alternately blend in flour mixture with ice water. <text:s/>Poul into 2 greased and floured 8 or 9" round cake pans. <text:s/>Bake for 30-35 minutes. <text:s/>Cool 10 minutes; remove from pans. <text:s/>Cool completely on wire racks. <text:s/>Fill and frost with chocolate cream frosting.</text:p>
      <text:p text:style-name="Standard"/>
      <text:p text:style-name="P25">Chocolate Fudge Cake</text:p>
      <text:p text:style-name="P26"><text:tab/><text:tab/><text:tab/><text:tab/>Denise Jackson</text:p>
      <text:p text:style-name="P27"/>
      <text:p text:style-name="Standard">Mix in<text:s/>a saucepan and bring to boil:</text:p>
      <text:p text:style-name="Standard"><text:tab/>1 stick butter<text:tab/><text:tab/><text:tab/><text:tab/><text:tab/>4 tablespoons cocoa</text:p>
      <text:p text:style-name="Standard"><text:tab/>½ cup crisco oil<text:tab/><text:tab/><text:tab/><text:tab/>1 cupwater</text:p>
      <text:p text:style-name="Standard"/>
      <text:p text:style-name="Standard">Mix:</text:p>
      <text:p text:style-name="Standard"><text:tab/>2 cups sugar<text:tab/><text:tab/><text:tab/><text:tab/><text:tab/>2 cups flour</text:p>
      <text:p text:style-name="Standard"/>
      <text:p text:style-name="Standard">Blend well. <text:s/>Pour hot mixture over the dry ingredients.</text:p>
      <text:p text:style-name="Standard"/>
      <text:p text:style-name="Standard">Add the following mixture and mix well:</text:p>
      <text:p text:style-name="Standard"><text:tab/>½ cup buttermilk*<text:tab/><text:tab/><text:tab/><text:tab/>2 eggs</text:p>
      <text:list text:style-name="LFO1" text:continue-numbering="true">
        <text:list-item>
          <text:p text:style-name="P28">teaspoon vanilla<text:tab/><text:tab/><text:tab/><text:tab/>1 teaspoon soda</text:p>
        </text:list-item>
      </text:list>
      <text:p text:style-name="Standard"><text:s/><text:tab/>For buttermilk: 1 ½ teaspoon vinegar can be added to ½ cup milk.</text:p>
      <text:p text:style-name="Standard"/>
      <text:p text:style-name="Standard">Pour into lightly greased 13x9 pan. <text:s/>Bakae at 400º for 20 minutes.</text:p>
      <text:p text:style-name="Standard"/>
      <text:p text:style-name="Standard">Make icing and have ready to pour over cake when it comes out of the oven.</text:p>
      <text:p text:style-name="Standard"/>
      <text:p text:style-name="Standard"><text:span text:style-name="T29">Icing</text:span>:</text:p>
      <text:p text:style-name="Standard">1 stick butter<text:tab/><text:tab/><text:tab/><text:tab/><text:tab/><text:tab/>4 tablespoons cocoa</text:p>
      <text:p text:style-name="Standard">6 tablespoons milk</text:p>
      <text:p text:style-name="Standard"/>
      <text:p text:style-name="Standard">Melt in saucepan above ingredients and bring to a boil right before cake is done. <text:s/>Add 1 box confectioner's sugar and 1 teaspoon vanilla. <text:s/>Mix well and pour over hot cake.</text:p>
      <text:p text:style-name="Standard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soft-page-break/>
      <text:p text:style-name="P39"><text:span text:style-name="T40"><text:s/></text:span></text:p>
      <text:p text:style-name="P41">Chocolate Sheet Cake</text:p>
      <text:p text:style-name="P42"><text:tab/><text:tab/><text:tab/>Sarah Tyus</text:p>
      <text:p text:style-name="P43"/>
      <text:p text:style-name="P44">(This is a similar version of the preceeding cake – Chocolate Fudge Cake. <text:s/>Both are very good, but I prefer this one with pecans.)</text:p>
      <text:p text:style-name="Standard"/>
      <text:p text:style-name="Standard">Put in saucepan and bring to boil:</text:p>
      <text:p text:style-name="Standard"><text:tab/>1 stick butter</text:p>
      <text:p text:style-name="Standard"><text:tab/>½ <text:s/>cup cooking oil</text:p>
      <text:p text:style-name="Standard"><text:tab/>4 tablespoons cocoa</text:p>
      <text:p text:style-name="Standard"><text:tab/>1 cup water</text:p>
      <text:p text:style-name="Standard"/>
      <text:p text:style-name="Standard">Sift together:</text:p>
      <text:p text:style-name="Standard"><text:tab/>2 cups flour</text:p>
      <text:p text:style-name="Standard"><text:tab/>2 cups sugar</text:p>
      <text:p text:style-name="Standard"/>
      <text:p text:style-name="Standard">Pour chocolate sauce over dry ingredienets and mix well (stir). <text:s/>Then stir in:</text:p>
      <text:p text:style-name="Standard"><text:tab/>½ cup buttermilk</text:p>
      <text:p text:style-name="Standard"><text:tab/>2 eggs</text:p>
      <text:p text:style-name="Standard"><text:tab/>1 teaspoon soda</text:p>
      <text:p text:style-name="Standard"><text:tab/>1 teaspoon vanilla</text:p>
      <text:p text:style-name="Standard"/>
      <text:p text:style-name="Standard">Pour into greased large jelly roll pan (or cookie<text:s/>sheet – with sides). <text:s/>Bake 20 minutes at 400º. <text:s/>Frost with Sheet Cake Frosting while hot in the pan. <text:s/>Cool. <text:s/>Then cut into squares.</text:p>
      <text:p text:style-name="Standard"/>
      <text:p text:style-name="Standard"><text:span text:style-name="T45">Sheet Cake Frosting</text:span>:</text:p>
      <text:p text:style-name="Standard"/>
      <text:p text:style-name="Standard">Put in saucepan and bring to boil:</text:p>
      <text:p text:style-name="Standard"><text:tab/>1 stick butter<text:tab/><text:tab/><text:tab/><text:tab/><text:tab/>4 tablespoons cocoa</text:p>
      <text:p text:style-name="Standard"><text:tab/>1/3 cup buttermilk</text:p>
      <text:p text:style-name="Standard"/>
      <text:p text:style-name="Standard">Remove from heat after it comes to a boil and add:</text:p>
      <text:p text:style-name="Standard"><text:tab/>1 (1-lb.) confectioner's sugar<text:tab/><text:tab/><text:tab/>½ teaspoon salt</text:p>
      <text:p text:style-name="Standard"><text:tab/>1 teaspoon vanilla<text:tab/><text:tab/><text:tab/><text:tab/>1 cup chopped pecans</text:p>
      <text:p text:style-name="Standard"/>
      <text:p text:style-name="Standard">Frost cake while hot <text:s/>Makes 30 large squares.</text:p>
      <text:p text:style-name="Standard"/>
      <text:p text:style-name="P46">Fudge Poundcake</text:p>
      <text:p text:style-name="P47"/>
      <text:p text:style-name="Standard">1 ¾ cups all-purpose flour<text:tab/><text:tab/><text:tab/><text:tab/>2 teaspoons baking powder</text:p>
      <text:p text:style-name="Standard">1 teaspoon salt<text:tab/><text:tab/><text:tab/><text:tab/><text:tab/>2 (3-oz.) packages cream cheese, softened</text:p>
      <text:p text:style-name="Standard">1/2 cup butter, softened<text:tab/><text:tab/><text:tab/><text:tab/>1 ½ cups granulated sugar</text:p>
      <text:p text:style-name="Standard">2 teaspoons vanilla<text:tab/><text:tab/><text:tab/><text:tab/><text:tab/>2 eggs</text:p>
      <text:p text:style-name="Standard">4 envelopes (4-oz.) Nestle Choco-Bake<text:tab/><text:tab/>¾ cup milk</text:p>
      <text:p text:style-name="Standard">Confectioner's sugar (optional)</text:p>
      <text:p text:style-name="Standard"/>
      <text:p text:style-name="Standard">Preheatoven to 350º.<text:s/><text:s/>In small bowl, combine flour, baking powder and salt; set aside. <text:s/>In large bowl, combine cream cheese, butter, sugar and vanilla; beat until creamy. <text:s/>Add eggs, one at a time, beating well after each addition. <text:s/>Add well blended. <text:s/>Pour into greased and floured 9" tube pan. <text:s/>Bake at 350º for1 hour. <text:s/>Cool 15 minutes; remove from pann. <text:s/>Cool completely. <text:s/>Sprinkle with confectioner's sugar, if desired.</text:p>
      <text:soft-page-break/>
      <text:p text:style-name="P48"><text:span text:style-name="T49"><text:s/></text:span></text:p>
      <text:p text:style-name="P50">Chocolate Praline Layer Cake</text:p>
      <text:p text:style-name="P51"/>
      <text:p text:style-name="Standard">½ cup butter<text:tab/><text:tab/><text:tab/><text:tab/><text:tab/><text:tab/>¼ cup whipping cream</text:p>
      <text:p text:style-name="Standard">1 cup firmly packed brown sugar<text:tab/><text:tab/><text:tab/>¾ cup<text:s/>coarsely chopped pecans</text:p>
      <text:p text:style-name="Standard">1 (18.5-oz.) Devil's food cake mix<text:tab/><text:tab/><text:tab/>1 ¼ cups water</text:p>
      <text:p text:style-name="Standard">1/3 cup oil<text:tab/><text:tab/><text:tab/><text:tab/><text:tab/><text:tab/>3 eggs</text:p>
      <text:p text:style-name="Standard"/>
      <text:p text:style-name="Standard">Topping:</text:p>
      <text:p text:style-name="Standard">1 ¾ cups whipping cream<text:tab/><text:tab/><text:tab/><text:tab/>¼ cup powdered sugar</text:p>
      <text:p text:style-name="Standard">¼ teaspoon vanilla<text:tab/><text:tab/><text:tab/><text:tab/><text:tab/>16 whole pecans, if desired</text:p>
      <text:p text:style-name="Standard">6 chocolate curls, if desired</text:p>
      <text:p text:style-name="Standard"/>
      <text:p text:style-name="Standard">Heat oven to<text:s/>325º. <text:s/>In small heavy saucepan, combine butter, 1/4 cupwhipping cream and brown sugar. <text:s/>Cook over low heat just until butter is melted, stirring occasionally. <text:s/>Pour into two 8 or 9" round cake pans; sprinkle evenly with chopped pecans. <text:s/>In large bowl, combine cake mix, water, oil and eggs; beat at low speed until moistened. <text:s/>Beat 2 minutes at medium speed. <text:s/>Carefully spoon batter over pecan mixture. <text:s/>Bake at 325º for 35-45 minutes or until cake springs back when touched lightly in center. <text:s/>Cool 5 minutes; remove from pans. <text:s/>Cool 1 hor or until completely cooled. <text:s/>In small bowl, beat 1-3/4 cups whipping cream until soft peaks form. <text:s/>Add powdered sugar and vanilla; beat until stiff peaks form. <text:s/>To assemble cake, place1 layer on serving plate, praline side up.<text:s/><text:s/>Spread with halp of whipped cream. <text:s/>Top with second layer, praline side up; spread top with remaining whipped cream. <text:s/>Garnish with whole pecans and chocolate curls. <text:s/>Store in refrigerator.</text:p>
      <text:p text:style-name="Standard"/>
      <text:p text:style-name="P52">Original German Sweet Chocolate Cake</text:p>
      <text:p text:style-name="P53"/>
      <text:p text:style-name="Standard">1 package (4-oz.) Baker's German's Sweet<text:s/><text:tab/><text:tab/>½ cup boiling water</text:p>
      <text:p text:style-name="Standard">1 cup (2 sticks) butter<text:tab/><text:tab/><text:tab/><text:tab/><text:tab/>2 cups sugar</text:p>
      <text:p text:style-name="Standard">4 eggs, separated<text:tab/><text:tab/><text:tab/><text:tab/><text:tab/>1 teaspoon vanilla</text:p>
      <text:p text:style-name="Standard">2 cups all-purpose flour<text:tab/><text:tab/><text:tab/><text:tab/>1 teaspoon baking soda</text:p>
      <text:p text:style-name="Standard">½ teaspoon salt<text:tab/><text:tab/><text:tab/><text:tab/><text:tab/>1 cup buttermilk</text:p>
      <text:p text:style-name="Standard">Coconut-Pecan Frosting<text:s/><text:tab/><text:tab/></text:p>
      <text:p text:style-name="Standard"/>
      <text:p text:style-name="Standard">Melt chocolate in boiling water; cool. <text:s/>Cream butter and sugar. <text:s/>Beat in egg yolks. <text:s/>Stir in vanilla and chocolate. <text:s/>Set aside. <text:s/>Mix flour, soda and salt. <text:s/>Beat in flour mixture, alternately with buttermilk. Beat egg whites until stiff peaks form; fold into batter. <text:s/>Pour batter<text:s/>into 3-9" layer pans, greased and lined on bottom with waxed paper. <text:s/>Bake at 350º for 30 minutes or until cake springs back when lightly pressed in center. <text:s/>Cool 15 minutes; remove and cool on rack. <text:s/>Spread frosting between layers and on top of cake.</text:p>
      <text:p text:style-name="Standard"/>
      <text:p text:style-name="P54">Coconut-Pecan Frosting:</text:p>
      <text:p text:style-name="Standard">1 cup evaporated milk<text:tab/><text:tab/><text:tab/><text:tab/>1 cup granulated sugar</text:p>
      <text:p text:style-name="Standard">3 slightly beaten egg yolks<text:tab/><text:tab/><text:tab/><text:tab/>½ cup butter</text:p>
      <text:p text:style-name="Standard">1 teaspoon vanilla<text:tab/><text:tab/><text:tab/><text:tab/><text:tab/></text:p>
      <text:p text:style-name="Standard"/>
      <text:p text:style-name="Standard">Combine ingredients; stir and cook over mediium heat until thickened. <text:s/>Remove from heat. <text:s/>Stir in 1-1/3cups (3 ½ <text:s/>oz.) Baker's Angel Flake Coconut and 1 cup pecans. <text:s/>Cool until thick enough to spread over cake layers. <text:s/>Makes 1 ½ cups.</text:p>
      <text:p text:style-name="Standard"/>
      <text:p text:style-name="P55"/>
      <text:p text:style-name="P56"/>
      <text:p text:style-name="P57"/>
      <text:soft-page-break/>
      <text:p text:style-name="P58"><text:span text:style-name="T59"><text:s/></text:span></text:p>
      <text:p text:style-name="P60">German Chocolate Cake</text:p>
      <text:p text:style-name="P61"><text:tab/><text:tab/>Southern Living</text:p>
      <text:p text:style-name="P62"/>
      <text:p text:style-name="Standard">1 (18.5-oz.) package German chocolate cake<text:tab/>3 large eggs</text:p>
      <text:p text:style-name="Standard"><text:tab/>mix*<text:tab/><text:tab/><text:tab/><text:tab/><text:tab/><text:tab/>1 (8-oz.) container sour cream**</text:p>
      <text:p text:style-name="Standard">1/3 cup vegetabe oil<text:tab/><text:tab/><text:tab/><text:tab/><text:tab/>Coconut-Pecan Frosting</text:p>
      <text:p text:style-name="Standard"/>
      <text:p text:style-name="Standard">Beat German chocolate cake mix, eggs, sour cream ad oil at low speed with an electric mixer 30 seconds or just until moistened; beat at medium speed 2 minutes. <text:s/>Pour batter evenly into a greased and floured 13x9" baking pan or 2- <text:s/>8 or 9" round pans. <text:s/>Bake at 350º for 32-35 minutes or until a wooden pick inserted in center comes our clean. <text:s/>Cool cake completely in pan on a wire rack</text:p>
      <text:p text:style-name="Standard">Spread Coconut-Pecan Filling evenly on top cake (or top and sides<text:s/>of round cake layers).</text:p>
      <text:p text:style-name="Standard">*So. Living used Betty Crocker Super Moist German Chocolate Cake Mix. <text:s/>You may substitute light sour cream in this recipe, but don't use nonfat sour cream.</text:p>
      <text:p text:style-name="Standard"/>
      <text:p text:style-name="P63">Coconut-Pecan Filling</text:p>
      <text:p text:style-name="Standard"/>
      <text:p text:style-name="Standard">1 cup sugar<text:tab/><text:tab/><text:tab/><text:tab/><text:tab/><text:tab/>1 cup whipping cream</text:p>
      <text:p text:style-name="Standard">3 egg yolks<text:tab/><text:tab/><text:tab/><text:tab/><text:tab/><text:tab/>½ cup butter</text:p>
      <text:p text:style-name="Standard">1 teaspoon vanilla<text:tab/><text:tab/><text:tab/><text:tab/><text:tab/>1 ½ cups sweetened flaked coconut</text:p>
      <text:p text:style-name="Standard">1 cup chopped pecans, toasted</text:p>
      <text:p text:style-name="Standard"/>
      <text:p text:style-name="Standard">Combine sugar, whipping cream, egg yolks and butter; cook over medium heat, stirring constantly, 8-10 minutes or until thickened. <text:s/>Remove from heat, and<text:s/>stir in vanilla <text:s/>Stir in coconut and pecans, and let cool completely. <text:s/></text:p>
      <text:p text:style-name="Standard"/>
      <text:p text:style-name="P64">German Chocolate Cake</text:p>
      <text:p text:style-name="P65"><text:tab/><text:tab/>Cynde Hassell</text:p>
      <text:p text:style-name="P66"/>
      <text:p text:style-name="Standard">1 box yellow cake mix<text:tab/><text:tab/><text:tab/><text:tab/>1 box vanilla pudding mix (not instant)</text:p>
      <text:p text:style-name="Standard">1 cup milk<text:tab/><text:tab/><text:tab/><text:tab/><text:tab/><text:tab/>¾ cup oil</text:p>
      <text:p text:style-name="Standard">2 eggs<text:tab/><text:tab/><text:tab/><text:tab/><text:tab/><text:tab/><text:tab/>1 bar of German chocolate, grated</text:p>
      <text:p text:style-name="Standard"/>
      <text:p text:style-name="Standard">Mix cake mix, pudding, milk, oil and eggs. <text:s/>Beat 4 minutes. <text:s/>Add German chocolate. <text:s/>Bake at 350º in greased and floured bundt pan for 50 minutes. <text:s/>Then reduce heat to 300º and bake 10 more minutes. <text:s/>Remove from oven; let cool at least 10 minutes. <text:s/>Remove and continue to cool on wire rack.</text:p>
      <text:p text:style-name="Standard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  <text:soft-page-break/>
      <text:p text:style-name="P80"><text:span text:style-name="T81"><text:s text:c="3"/></text:span></text:p>
      <text:p text:style-name="P82">Mocha Cake Recipe</text:p>
      <text:p text:style-name="P83"><text:tab/><text:tab/><text:tab/>Recipe from<text:s/><text:span text:style-name="T84">The Blue Moon Inn Cookbook</text:span><text:s/>by Cecil L. McMillan</text:p>
      <text:p text:style-name="Standard"/>
      <text:p text:style-name="Standard">To begin, you can either make your own angel food cake in loaf pans or purchase the cake. <text:s/>With hands, peel off brown crust,<text:s/>and cut cake 5 times lengthwise and 10 times across with a very sharp knife. <text:s/>With metal spatula, generously cover cakes on top and all four sides wth mocha icing. <text:s/>Roll in toasted, chopped or coarsely ground peanuts. <text:s/>The cake is much better if you toast<text:s/>large shelled peanuts. <text:s/>Remove husks by rubbine together, and grind just before using. <text:s/>Refrigerate cakes in hot weather. <text:s/>The cakes are also good rolled in toasted almonds.</text:p>
      <text:p text:style-name="Standard"/>
      <text:p text:style-name="Standard"><text:span text:style-name="T85">For the icing</text:span>:</text:p>
      <text:p text:style-name="Standard">1 (1-lb) box 10x confectioner's sugar<text:tab/><text:tab/>2 sticks butter, softened</text:p>
      <text:p text:style-name="Standard">1<text:s/>tablespoon instant coffee<text:tab/><text:tab/><text:tab/><text:tab/>1 tablespoon cool water</text:p>
      <text:p text:style-name="Standard"/>
      <text:p text:style-name="Standard">Dissolve coffee in water. <text:s/>Cream butter until light and fluffy. <text:s/>Add sugar in small amoounts while beating well after each addition. <text:s/>When half of the sugar has been added, mix in small amounts ofthe coffee alternatng with the remaining sugar. <text:s/>Continue beating until light and fluffy.</text:p>
      <text:p text:style-name="P86"/>
      <text:p text:style-name="P87">Mississippi Mud Cake</text:p>
      <text:p text:style-name="Standard"/>
      <text:p text:style-name="Standard">1 cup chopped pecans<text:tab/><text:tab/><text:tab/><text:tab/><text:tab/>1 cup butter</text:p>
      <text:p text:style-name="Standard">1 (4-oz.) semisweet chocolate baking bar,<text:tab/><text:tab/>2 cups sugar</text:p>
      <text:p text:style-name="Standard"><text:tab/><text:s/>chopped<text:tab/><text:tab/><text:tab/><text:tab/><text:tab/>1 ½ cups all-purpose flour</text:p>
      <text:p text:style-name="Standard">½ cup unsweetened cocoa<text:tab/><text:tab/><text:tab/><text:tab/>4 large eggs</text:p>
      <text:p text:style-name="Standard">1 teaspoon vanilla<text:tab/><text:tab/><text:tab/><text:tab/><text:tab/>¾ teaspoon salt</text:p>
      <text:p text:style-name="Standard">1 (10.5-oz.) bag minature marshmallows<text:tab/><text:tab/>Chocolate Frosting</text:p>
      <text:p text:style-name="Standard"/>
      <text:p text:style-name="Standard">Place pecans in a single layer on a baking dish. <text:s/>Bake at 350º for 8-10 minutes or until toasted. <text:s/>Microwave 1 cup butter and semisweet chocolate in a large micrwave-safe glass bowl at HIGH 1 minute or until melted and smooth, stirring every 30 seconds. Whisk sugar, cocoa, flour, vanilla, eggs and salt into chocolate mixture. <text:s/>Pour batter into a greased 15x10x1 jelly-roll pan. <text:s/>Bake<text:s/>at 350º for 20 minutes. <text:s/>Remove from oven, and sprinkle evenly with minature marshmallows; bake 8-10 more minutes or until golden brown. <text:s/>Drizzle warm cake with Chocolate Frosting (recipe follows), and sprinkle evenly with toasted pecans.</text:p>
      <text:p text:style-name="Standard"/>
      <text:p text:style-name="Standard"><text:span text:style-name="T88">Chocolate Frosti</text:span><text:span text:style-name="T89">ng</text:span>:</text:p>
      <text:p text:style-name="Standard"/>
      <text:p text:style-name="Standard">½ cup butter<text:tab/><text:tab/><text:tab/><text:tab/><text:tab/><text:tab/>1/3 cup unsweetened cocoa</text:p>
      <text:p text:style-name="Standard">1/3 cup milk<text:tab/><text:tab/><text:tab/><text:tab/><text:tab/><text:tab/>1 (16-oz.) package powdered sugar</text:p>
      <text:p text:style-name="Standard">1 teaspoon vanilla</text:p>
      <text:p text:style-name="Standard"/>
      <text:p text:style-name="Standard">Stir together butter, cocoa and milk in medium saucepan over medium heat until butter is melted. Cook, stirrng constantly, 2 minutes or<text:s/>until slighly thickened; remove from heat. <text:s/>Beat in powdered sugar and vanilla at mediium-high speed with an electric mixer until smooth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0"/>
      <text:p text:style-name="P91"/>
      <text:p text:style-name="P92">Self-Frosted Fudge Cake</text:p>
      <text:p text:style-name="P93"/>
      <text:p text:style-name="Standard">½ cup plus 2 tablespoons butter, softened<text:tab/><text:tab/>1 ¼ cups all-purpose flour</text:p>
      <text:p text:style-name="Standard">¾ cup sugar<text:tab/><text:tab/><text:tab/><text:tab/><text:tab/><text:tab/>2 ½ teaspoons bakiing powder</text:p>
      <text:p text:style-name="Standard">½ teaspoon salt<text:tab/><text:tab/><text:tab/><text:tab/><text:tab/>2/3 cup milk</text:p>
      <text:p text:style-name="Standard">2 (1-oz.) envelopes premelted unsweetened<text:tab/><text:tab/>2 eggs</text:p>
      <text:p text:style-name="Standard"><text:tab/>chocolate<text:tab/><text:tab/><text:tab/><text:tab/><text:tab/>½ cup pecan halves</text:p>
      <text:p text:style-name="Standard">1 package Pillsbury Chocolate Fudge Sauce<text:tab/><text:tab/>34 cup plus 2 tablespoons warm water</text:p>
      <text:p text:style-name="Standard"><text:tab/>Mix</text:p>
      <text:p text:style-name="Standard"/>
      <text:p text:style-name="Standard">Melt 2 tablespoons butter in 9 or 10" ovenproof skillet. <text:s/>Set aside. <text:s/>Measure all ingredients except pecans, sauce mix and water into large mixer bowl. <text:s/>Bend well at low speed; beat 2 minutes at medium speed. <text:s/>Pour into skillet. <text:s/>Sprinkle with pecans. <text:s/>Combine water and dry sauce mi; spoon over batter. <text:s/>Bake at 350º for 40-45 minutes. <text:s/>Cool 1-2 minutes. <text:s/>Invert onto serving place. <text:s/>Serve warm with ice cream or whipped cream.</text:p>
      <text:p text:style-name="Standard"/>
      <text:p text:style-name="Standard">Tips: <text:s/>To protect handle of skillet, cover with foil. <text:s/>May be baked in 9" square pan at 350º for 35-40<text:s/>minutes. <text:s/>Substitute ¾ cup chocolate syrup for the Chocolate Fudge Sauce Mix. Increase water to ½ <text:s/>cup.</text:p>
      <text:p text:style-name="P94"/>
      <text:p text:style-name="P95">Sour Cream Chocolate Cake</text:p>
      <text:p text:style-name="Standard"/>
      <text:p text:style-name="Standard">2 cups flour<text:tab/><text:tab/><text:tab/><text:tab/><text:tab/><text:tab/>2 cups sugar</text:p>
      <text:p text:style-name="Standard">1 cup water<text:tab/><text:tab/><text:tab/><text:tab/><text:tab/><text:tab/>¾ cup dairy sour cream</text:p>
      <text:p text:style-name="Standard">¼ cup butter<text:tab/><text:tab/><text:tab/><text:tab/><text:tab/><text:tab/>1 ¼ teaspoon baking soda</text:p>
      <text:p text:style-name="Standard">1 teaspoon<text:s/>salt<text:tab/><text:tab/><text:tab/><text:tab/><text:tab/>1 teaspoon vanilla</text:p>
      <text:p text:style-name="Standard">½ teaspoon baking powder<text:tab/><text:tab/><text:tab/><text:tab/>2 eggs</text:p>
      <text:p text:style-name="Standard">4 oz. melted unsweetened chocolate</text:p>
      <text:p text:style-name="Standard"/>
      <text:p text:style-name="Standard">Cream butter and sugar; add eggs and mix well. <text:s/>Combine dry ingredients; add to cream mixture and add remainder of ingredients. <text:s/>Mix well. <text:s/>Bake at 350º for<text:s/>40-45 minutes in 9x13" pan. <text:s/>Cool cake and cover wth Sour Cream Chocolate Frosting.</text:p>
      <text:p text:style-name="P96"/>
      <text:p text:style-name="Standard"><text:span text:style-name="T97">Sour Cream Chocolate Frosting</text:span>:</text:p>
      <text:p text:style-name="Standard"/>
      <text:p text:style-name="Standard">1/3 cup butter<text:tab/><text:tab/><text:tab/><text:tab/><text:tab/><text:tab/>3-oz. Melted unsweetened chocolate</text:p>
      <text:p text:style-name="Standard">3 cups confectioner's sugar, sifted<text:tab/><text:tab/><text:tab/>½ cup dairy sour cream</text:p>
      <text:p text:style-name="Standard">2 teaspoons vanilla</text:p>
      <text:p text:style-name="Standard"/>
      <text:p text:style-name="Standard">Melt butter; add chocolate. <text:s/>Combine remainder of ingredients. If necessary use electric mixer to make smooth frosting.</text:p>
      <text:p text:style-name="Standard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>World's Best Chocolate Cake</text:p>
      <text:p text:style-name="P110"/>
      <text:p text:style-name="Standard">½ cup unsalted butter<text:tab/><text:tab/><text:tab/><text:tab/><text:tab/>4 -oz. unsweetened chocolate, broken-up</text:p>
      <text:p text:style-name="Standard">2 ½ cups all-purpose flour<text:tab/><text:tab/><text:tab/><text:tab/>2 ¼ cups sugar</text:p>
      <text:p text:style-name="Standard">1 cup unsweetened cocoa, powder<text:tab/><text:tab/><text:tab/>2 teaspoons baking soda</text:p>
      <text:p text:style-name="Standard">½ teaspoon baking powder<text:tab/><text:tab/><text:tab/><text:tab/>1 ½ teaspoon salt</text:p>
      <text:p text:style-name="Standard">1 ½ cups sour cream<text:tab/><text:tab/><text:tab/><text:tab/><text:tab/>3 eggs</text:p>
      <text:p text:style-name="Standard">2 teaspoons vanilla</text:p>
      <text:p text:style-name="Standard"/>
      <text:p text:style-name="Standard">Heat oven to 350º. <text:s/>Grease and flour three 9" round cake pans. <text:s/>In microwave-safe<text:s/>glass bowl, melt butter and chocolate together in microwave on HIGH until melted and smooth, 1 to 1 ½ minutes, stirring halfway through. <text:s/>Set aside. Mix flour, sugar, cocoa, baking powder, baking soda and salt in a large bowl until blended. <text:s/>Add sour cream, eggs, 1 cup water, chocolate mixture and vanilla; beat 30 seconds on low speed, until dry ingredienets are moistened. <text:s/>Increase to mediium; beat 2 minutes. <text:s/>Pour into prepared pans. <text:s/>Bake for 40 minutesor until cake layers spring back when pressed. <text:s/>Cool<text:s/>layers in pans on rack 10 minutes. <text:s/>Remove cakes to rack to cool. <text:s/>Ice cake with frosting.</text:p>
      <text:p text:style-name="Standard"/>
      <text:p text:style-name="Standard"><text:span text:style-name="T111">Frosting</text:span>:</text:p>
      <text:p text:style-name="Standard"/>
      <text:p text:style-name="Standard">4-oz. Unsweetened chocolate, broken up<text:tab/><text:tab/>½ cup shortening</text:p>
      <text:p text:style-name="Standard">½ cup unsalted butter, softened<text:tab/><text:tab/><text:tab/>¼ cup sour cream</text:p>
      <text:p text:style-name="Standard">1/3 cup milk<text:tab/><text:tab/><text:tab/><text:tab/><text:tab/><text:tab/>2 teaspoons vanilla</text:p>
      <text:p text:style-name="Standard">¼ teaspoon salt<text:tab/><text:tab/><text:tab/><text:tab/><text:tab/>1 box powdered sugar, sifted</text:p>
      <text:p text:style-name="Standard">½ cup unsweetened cocoa powder<text:tab/><text:tab/><text:tab/>Chocolate curls, berries (optional)</text:p>
      <text:p text:style-name="Standard"/>
      <text:p text:style-name="Standard">In a microwave-safe small glass bowl, melt chocolate in microwave on <text:s/>HIGH for 1 minute. <text:s/>Stir until smooth. <text:s/>Set aside. <text:s/>Beat shortening, butter, sour cream, mik, vanilla, salt, 1 cup of the sugar and the cocoa powder in a medium-size bowl until creamy. <text:s/>Gradually beat in remaining sugar and melted chocolate until thick and smooth. <text:s/>Place a cake layer on pedestal. <text:s/>Spread with about 2/3 cup frosting. <text:s/>Top with second layer; spread about 2/3 cup more frosting. Top with remaining layer. <text:s/>Frost top and sides, swirling decoratively. <text:s/>Garnish with chocolate culrs and berries, if desired. <text:s/>Makes 12 servings.</text:p>
      <text:p text:style-name="Standard"/>
      <text:p text:style-name="P112">Hot Fudge Sundae Cake</text:p>
      <text:p text:style-name="P113"/>
      <text:p text:style-name="Standard">1 cup all-purpose flour<text:tab/><text:tab/><text:tab/><text:tab/>¾ cup granulated sugar</text:p>
      <text:p text:style-name="Standard">2 tablespoons cocoa<text:tab/><text:tab/><text:tab/><text:tab/><text:tab/>2 teaspoons baking powder</text:p>
      <text:p text:style-name="Standard">¼ teaspoon salt<text:tab/><text:tab/><text:tab/><text:tab/><text:tab/>½ cup milk</text:p>
      <text:p text:style-name="Standard">2 tablespoons salad oil<text:tab/><text:tab/><text:tab/><text:tab/>1 teaspoon vanilla</text:p>
      <text:p text:style-name="Standard">1 cup chopped nuts, if desired<text:tab/><text:tab/><text:tab/>1 cup brown sugar, packed</text:p>
      <text:p text:style-name="Standard">¼ cup cocoa<text:tab/><text:tab/><text:tab/><text:tab/><text:tab/><text:tab/>1 ¾ cups hottest tap water</text:p>
      <text:p text:style-name="Standard">Favorite ice cream</text:p>
      <text:p text:style-name="Standard"/>
      <text:p text:style-name="Standard">Heat oven to 350<text:span text:style-name="T114">°</text:span>. <text:s/>In ungreased square pan, 9x9x2“, stir together flour, sugar, 2 tablespoons cocoa, baking powder and salt. <text:s/>Mix in milk, ooil and vanilla with fork until smooth. <text:s/>Stir in nuts. <text:s/>Spread even evenly in pan. <text:s/>Sprinkle with brown sugaqr and ¼ cup cocoa. Pour hot water over batter. <text:s/>Bake 40 minutes. <text:s/>Let stand 15 minutes; spoon into dessert dishes or cut into squares. <text:s/>Invert each square onto dessert plate. <text:s/>Top wiht ice cream and spoon sauce over each serving. <text:s/>9 servings.</text:p>
      <text:p text:style-name="Standard"/>
      <text:p text:style-name="P115"/>
      <text:p text:style-name="P116"/>
      <text:p text:style-name="P117">Texas Cake</text:p>
      <text:p text:style-name="Standard"/>
      <text:p text:style-name="Standard">2 sticks butter<text:tab/><text:tab/><text:tab/><text:tab/><text:tab/><text:tab/>3 tablespoons cocoa</text:p>
      <text:p text:style-name="Standard">2 cups sugar<text:tab/><text:tab/><text:tab/><text:tab/><text:tab/><text:tab/>1 teaspoon vanilla</text:p>
      <text:p text:style-name="Standard">1 cup water<text:tab/><text:tab/><text:tab/><text:tab/><text:tab/><text:tab/>2 cups self-rising flour</text:p>
      <text:p text:style-name="Standard">1 egg, well-beaten<text:tab/><text:tab/><text:tab/><text:tab/><text:tab/>½ cup sour cream</text:p>
      <text:p text:style-name="Standard"/>
      <text:p text:style-name="Standard">Mix butter, water and cocoa. <text:s/>Bring to boil and mix flour and sugar. <text:s/>Mix<text:s/>well; add egg, vanilla and sour cram. <text:s/>Pour into poan and bake 20 minutes at 350<text:span text:style-name="T118">°</text:span>. <text:s/>Spread with icing while cake is still hot. <text:s/>(I make my icing while cake is baking so it will be ready to spread.)</text:p>
      <text:p text:style-name="Standard"/>
      <text:p text:style-name="P119">Icing:</text:p>
      <text:p text:style-name="P120"/>
      <text:p text:style-name="P121">1 stick butter<text:tab/><text:tab/><text:tab/><text:tab/><text:tab/><text:tab/>3 tablespoons cocoa</text:p>
      <text:p text:style-name="P122">6<text:s/>tablespoons milk<text:tab/><text:tab/><text:tab/><text:tab/><text:tab/>1 teaspoon vanilla</text:p>
      <text:p text:style-name="P123">½ cup chopped pecans<text:tab/><text:tab/><text:tab/><text:tab/>1 box confectioners‘ sugar</text:p>
      <text:p text:style-name="P124"/>
      <text:p text:style-name="P125">Bring butter, milk and cocoa to boil. <text:s/>Remove from heat and add pecans, vanilla and confectioners‘ sugar. <text:s/>Pour on cake while hot.</text:p>
      <text:p text:style-name="P126"/>
      <text:p text:style-name="P127">Buttermilk Chocolate Cake</text:p>
      <text:p text:style-name="P128"/>
      <text:p text:style-name="P129">2 cups all-purpose flour<text:tab/><text:tab/><text:tab/><text:tab/>2 cups sugar</text:p>
      <text:p text:style-name="P130">1 teaspoon baking soda<text:tab/><text:tab/><text:tab/><text:tab/>1 cup water</text:p>
      <text:p text:style-name="P131">½ cup butter<text:tab/><text:tab/><text:tab/><text:tab/><text:tab/><text:tab/>¼ cup cocoa</text:p>
      <text:p text:style-name="P132">2 eggs<text:tab/><text:tab/><text:tab/><text:tab/><text:tab/><text:tab/><text:tab/>½ cup buttermilk</text:p>
      <text:p text:style-name="P133">Velvety Chocolate Frosting</text:p>
      <text:p text:style-name="P134"/>
      <text:p text:style-name="Standard"><text:span text:style-name="T135">Combine flour, sugar and soda in a large mixing bowl. <text:s/>Combine water, butter and cocoa in a<text:s/></text:span><text:span text:style-name="T136">small saucepan; cook over low heat until mixure comes to a boil. <text:s/>Remove from heat and pour over dry ingredients, mixing thoroughly. <text:s/>Add eggs and buttermilk; beat well. <text:s/>Spoon batter into a well-greased 13x9x2“ baking pan. <text:s/>Bake at 350</text:span><text:span text:style-name="T137">°</text:span><text:span text:style-name="T138"><text:s/>for 30 minutes or<text:s/></text:span><text:span text:style-name="T139">until a wooden pick inserted into center comes out clean. <text:s/>Cool on pan. <text:s/>Frost with<text:s/></text:span><text:span text:style-name="T140">Velvety Chocolate Frosting</text:span><text:span text:style-name="T141">.</text:span></text:p>
      <text:p text:style-name="P142"/>
      <text:p text:style-name="Standard"><text:span text:style-name="T143">Velvety Chocolate Frosting</text:span><text:span text:style-name="T144">:</text:span></text:p>
      <text:p text:style-name="P145"/>
      <text:p text:style-name="P146">½ cup butter<text:tab/><text:tab/><text:tab/><text:tab/><text:tab/><text:tab/>¼ cup plus 2 tablespoons milk</text:p>
      <text:p text:style-name="P147">¼ cup cocoa<text:tab/><text:tab/><text:tab/><text:tab/><text:tab/><text:tab/>1 16-oz.) package powdered sugar, sifted</text:p>
      <text:p text:style-name="P148"/>
      <text:p text:style-name="P149">Combine<text:s/>butter, milk and cocoa in a saucepan; bring to a boil. <text:s/>Remove from heat; add powdered sugar, stirring well. <text:s/>Yield: enough for a 2 layer cake.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Desserts – Chocolate Cakes</text:p>
      </style:header>
      <style:footer>
        <text:p text:style-name="P3"><text:page-number text:fixed="false">18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ou</meta:initial-creator>
    <dc:creator>Sam Windham</dc:creator>
    <meta:creation-date>2009-04-16T11:32:00Z</meta:creation-date>
    <dc:date>2015-08-23T00:56:00Z</dc:date>
    <meta:print-date>2015-08-23T00:55:00Z</meta:print-date>
    <meta:template xlink:href="Normal" xlink:type="simple"/>
    <meta:editing-cycles>11</meta:editing-cycles>
    <meta:editing-duration>PT15720S</meta:editing-duration>
    <meta:user-defined meta:name="Info 1"/>
    <meta:user-defined meta:name="Info 2"/>
    <meta:user-defined meta:name="Info 3"/>
    <meta:user-defined meta:name="Info 4"/>
    <meta:document-statistic meta:page-count="10" meta:paragraph-count="42" meta:word-count="3178" meta:character-count="21257" meta:row-count="151" meta:non-whitespace-character-count="18121"/>
  </office:meta>
</office:document-meta>
</file>